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50%" draw:textarea-horizontal-align="justify" draw:textarea-vertical-align="middle" draw:auto-grow-height="false" fo:min-height="26.772cm" fo:min-width="47.819cm" draw:shadow-opacity="50%"/>
    </style:style>
    <style:style style:name="gr2" style:family="graphic" style:parent-style-name="objectwithoutfill">
      <style:graphic-properties draw:stroke="dash" draw:stroke-dash="Dash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a933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8.8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4.101cm"/>
      <style:paragraph-properties style:writing-mode="lr-tb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0000" loext:opacity="100%" loext:color-lum-mod="100%" loext:color-lum-off="0%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00a933" loext:opacity="100%" loext:color-lum-mod="100%" loext:color-lum-off="0%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text-properties fo:font-size="24pt" fo:font-weight="normal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00a933" loext:opacity="100%"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bold" style:font-size-complex="24pt" style:font-weight-complex="bold"/>
    </style:style>
    <style:style style:name="T7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8.319cm" svg:height="27.022cm" svg:x="1.241cm" svg:y="0.776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6.553cm" svg:y1="8.682cm" svg:x2="16.553cm" svg:y2="16.697cm">
            <text:p/>
          </draw:line>
          <draw:line draw:style-name="gr2" draw:text-style-name="P2" draw:layer="layout" svg:x1="21.591cm" svg:y1="8.682cm" svg:x2="21.591cm" svg:y2="16.697cm">
            <text:p/>
          </draw:line>
          <draw:line draw:style-name="gr2" draw:text-style-name="P2" draw:layer="layout" svg:x1="26.629cm" svg:y1="8.682cm" svg:x2="26.629cm" svg:y2="16.697cm">
            <text:p/>
          </draw:line>
          <draw:line draw:style-name="gr2" draw:text-style-name="P2" draw:layer="layout" svg:x1="31.667cm" svg:y1="8.682cm" svg:x2="31.667cm" svg:y2="16.697cm">
            <text:p/>
          </draw:line>
          <draw:line draw:style-name="gr2" draw:text-style-name="P2" draw:layer="layout" svg:x1="36.705cm" svg:y1="8.682cm" svg:x2="36.705cm" svg:y2="16.697cm">
            <text:p/>
          </draw:line>
          <draw:line draw:style-name="gr3" draw:text-style-name="P2" draw:layer="layout" svg:x1="15.637cm" svg:y1="9.369cm" svg:x2="21.591cm" svg:y2="9.369cm">
            <text:p/>
          </draw:line>
          <draw:line draw:style-name="gr3" draw:text-style-name="P2" draw:layer="layout" svg:x1="31.667cm" svg:y1="15.552cm" svg:x2="31.667cm" svg:y2="9.369cm">
            <text:p/>
          </draw:line>
          <draw:line draw:style-name="gr3" draw:text-style-name="P2" draw:layer="layout" svg:x1="31.667cm" svg:y1="9.369cm" svg:x2="37.621cm" svg:y2="9.369cm">
            <text:p/>
          </draw:line>
          <draw:line draw:style-name="gr4" draw:text-style-name="P2" draw:layer="layout" svg:x1="16.782cm" svg:y1="9.598cm" svg:x2="16.782cm" svg:y2="15.781cm">
            <text:p/>
          </draw:line>
          <draw:line draw:style-name="gr4" draw:text-style-name="P2" draw:layer="layout" svg:x1="15.637cm" svg:y1="15.781cm" svg:x2="16.782cm" svg:y2="15.781cm">
            <text:p/>
          </draw:line>
          <draw:line draw:style-name="gr4" draw:text-style-name="P2" draw:layer="layout" svg:x1="16.782cm" svg:y1="9.598cm" svg:x2="26.858cm" svg:y2="9.598cm">
            <text:p/>
          </draw:line>
          <draw:line draw:style-name="gr4" draw:text-style-name="P2" draw:layer="layout" svg:x1="26.858cm" svg:y1="9.598cm" svg:x2="26.858cm" svg:y2="15.781cm">
            <text:p/>
          </draw:line>
          <draw:line draw:style-name="gr4" draw:text-style-name="P2" draw:layer="layout" svg:x1="26.858cm" svg:y1="15.781cm" svg:x2="36.934cm" svg:y2="15.781cm">
            <text:p/>
          </draw:line>
          <draw:line draw:style-name="gr4" draw:text-style-name="P2" draw:layer="layout" svg:x1="36.934cm" svg:y1="9.598cm" svg:x2="36.934cm" svg:y2="15.781cm">
            <text:p/>
          </draw:line>
          <draw:line draw:style-name="gr4" draw:text-style-name="P2" draw:layer="layout" svg:x1="36.934cm" svg:y1="9.598cm" svg:x2="37.621cm" svg:y2="9.598cm">
            <text:p/>
          </draw:line>
          <draw:frame draw:style-name="gr5" draw:text-style-name="P3" draw:layer="layout" svg:width="2.29cm" svg:height="0.962cm" svg:x="13.234cm" svg:y="8.856cm">
            <draw:text-box>
              <text:p><text:span text:style-name="T1">Major</text:span></text:p>
            </draw:text-box>
          </draw:frame>
          <draw:frame draw:style-name="gr5" draw:text-style-name="P4" draw:layer="layout" svg:width="2.29cm" svg:height="0.962cm" svg:x="13.408cm" svg:y="15.268cm">
            <draw:text-box>
              <text:p><text:span text:style-name="T2">Minor</text:span></text:p>
            </draw:text-box>
          </draw:frame>
          <draw:frame draw:style-name="gr6" draw:text-style-name="P6" draw:layer="layout" svg:width="1.374cm" svg:height="1.195cm" svg:x="15.927cm" svg:y="7.682cm">
            <draw:text-box>
              <text:p text:style-name="P5"><text:span text:style-name="T3">A</text:span></text:p>
            </draw:text-box>
          </draw:frame>
          <draw:frame draw:style-name="gr6" draw:text-style-name="P6" draw:layer="layout" svg:width="1.374cm" svg:height="1.195cm" svg:x="20.927cm" svg:y="7.683cm">
            <draw:text-box>
              <text:p text:style-name="P5"><text:span text:style-name="T3">B</text:span></text:p>
            </draw:text-box>
          </draw:frame>
          <draw:frame draw:style-name="gr6" draw:text-style-name="P6" draw:layer="layout" svg:width="1.374cm" svg:height="1.195cm" svg:x="25.927cm" svg:y="7.682cm">
            <draw:text-box>
              <text:p text:style-name="P5"><text:span text:style-name="T3">C</text:span></text:p>
            </draw:text-box>
          </draw:frame>
          <draw:frame draw:style-name="gr6" draw:text-style-name="P6" draw:layer="layout" svg:width="1.374cm" svg:height="1.195cm" svg:x="31.027cm" svg:y="7.683cm">
            <draw:text-box>
              <text:p text:style-name="P5"><text:span text:style-name="T3">D</text:span></text:p>
            </draw:text-box>
          </draw:frame>
          <draw:frame draw:style-name="gr6" draw:text-style-name="P6" draw:layer="layout" svg:width="1.374cm" svg:height="1.195cm" svg:x="36.027cm" svg:y="7.683cm">
            <draw:text-box>
              <text:p text:style-name="P5"><text:span text:style-name="T3">A</text:span></text:p>
            </draw:text-box>
          </draw:frame>
          <draw:frame draw:style-name="gr7" draw:text-style-name="P7" draw:layer="layout" svg:width="7.683cm" svg:height="9.106cm" svg:x="10.076cm" svg:y="17.687cm">
            <draw:text-box>
              <text:p><text:span text:style-name="T4">A Actions:</text:span></text:p>
              <text:list text:style-name="L1">
                <text:list-item>
                  <text:p><text:span text:style-name="T5">Latch Fetch Register</text:span></text:p>
                </text:list-item>
                <text:list-item>
                  <text:p><text:span text:style-name="T5">Latch Instruction Register</text:span></text:p>
                </text:list-item>
                <text:list-item>
                  <text:p><text:span text:style-name="T5">Latch Control Word</text:span></text:p>
                </text:list-item>
                <text:list-item>
                  <text:p><text:span text:style-name="T5">Bus Asserts</text:span></text:p>
                </text:list-item>
              </text:list>
            </draw:text-box>
          </draw:frame>
          <draw:frame draw:style-name="gr6" draw:text-style-name="P8" draw:layer="layout" svg:width="1.374cm" svg:height="1.195cm" svg:x="16.027cm" svg:y="7.683cm">
            <draw:text-box>
              <text:p><text:span text:style-name="T6">A</text:span></text:p>
            </draw:text-box>
          </draw:frame>
          <draw:frame draw:style-name="gr8" draw:text-style-name="P7" draw:layer="layout" svg:width="7.683cm" svg:height="7.361cm" svg:x="18.778cm" svg:y="17.741cm">
            <draw:text-box>
              <text:p><text:span text:style-name="T4">B Actions:</text:span></text:p>
              <text:list text:style-name="L1">
                <text:list-item>
                  <text:p><text:span text:style-name="T5">ALU Result Latch</text:span></text:p>
                </text:list-item>
                <text:list-item>
                  <text:p><text:span text:style-name="T5">ALU Internal Flags Latch</text:span></text:p>
                </text:list-item>
              </text:list>
            </draw:text-box>
          </draw:frame>
          <draw:frame draw:style-name="gr9" draw:text-style-name="P7" draw:layer="layout" svg:width="7.431cm" svg:height="6.65cm" svg:x="27.148cm" svg:y="17.741cm">
            <draw:text-box>
              <text:p><text:span text:style-name="T4">C Actions:</text:span></text:p>
              <text:list text:style-name="L1">
                <text:list-item>
                  <text:p><text:span text:style-name="T5">Load/Inc/Dec</text:span></text:p>
                </text:list-item>
                <text:list-item>
                  <text:p><text:span text:style-name="T5">Conditionals Flags Latch</text:span></text:p>
                </text:list-item>
              </text:list>
            </draw:text-box>
          </draw:frame>
          <draw:frame draw:style-name="gr10" draw:text-style-name="P7" draw:layer="layout" svg:width="7.557cm" svg:height="8.072cm" svg:x="35.037cm" svg:y="17.687cm">
            <draw:text-box>
              <text:p><text:span text:style-name="T4">D Actions:</text:span></text:p>
              <text:list text:style-name="L1">
                <text:list-item>
                  <text:p><text:span text:style-name="T5">Register Latches</text:span></text:p>
                </text:list-item>
                <text:list-item>
                  <text:p><text:span text:style-name="T5">Device Loads</text:span></text:p>
                </text:list-item>
                <text:list-item>
                  <text:p><text:span text:style-name="T5">Control IO Loads</text:span></text:p>
                </text:list-item>
              </text:list>
            </draw:text-box>
          </draw:frame>
          <draw:frame draw:style-name="gr11" draw:text-style-name="P9" draw:layer="layout" svg:width="2.519cm" svg:height="1.145cm" svg:x="17.759cm" svg:y="12.191cm">
            <draw:text-box>
              <text:p text:style-name="P5">(1,1)</text:p>
            </draw:text-box>
          </draw:frame>
          <draw:frame draw:style-name="gr11" draw:text-style-name="P9" draw:layer="layout" svg:width="2.519cm" svg:height="1.145cm" svg:x="22.96cm" svg:y="12.192cm">
            <draw:text-box>
              <text:p text:style-name="P5">(0,1)</text:p>
            </draw:text-box>
          </draw:frame>
          <draw:frame draw:style-name="gr11" draw:text-style-name="P9" draw:layer="layout" svg:width="2.519cm" svg:height="1.145cm" svg:x="28.061cm" svg:y="12.193cm">
            <draw:text-box>
              <text:p text:style-name="P5">(0,0)</text:p>
            </draw:text-box>
          </draw:frame>
          <draw:frame draw:style-name="gr11" draw:text-style-name="P9" draw:layer="layout" svg:width="2.519cm" svg:height="1.145cm" svg:x="32.962cm" svg:y="12.194cm">
            <draw:text-box>
              <text:p text:style-name="P5">(1,0)</text:p>
            </draw:text-box>
          </draw:frame>
          <draw:line draw:style-name="gr3" draw:text-style-name="P2" draw:layer="layout" svg:x1="21.591cm" svg:y1="15.552cm" svg:x2="21.591cm" svg:y2="9.369cm">
            <text:p/>
          </draw:line>
          <draw:line draw:style-name="gr3" draw:text-style-name="P2" draw:layer="layout" svg:x1="21.591cm" svg:y1="15.552cm" svg:x2="31.667cm" svg:y2="15.552cm">
            <text:p/>
          </draw:line>
        </draw:g>
        <draw:frame draw:style-name="gr12" draw:text-style-name="P10" draw:layer="layout" svg:width="23.816cm" svg:height="4.351cm" svg:x="13.511cm" svg:y="2.748cm">
          <draw:text-box>
            <text:p text:style-name="P5"><text:span text:style-name="T7">4-Cycle Cloc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9:56:04.950228733</meta:creation-date>
    <dc:date>2023-11-02T21:52:24.885242680</dc:date>
    <meta:editing-duration>PT32M36S</meta:editing-duration>
    <meta:editing-cycles>7</meta:editing-cycles>
    <meta:generator>LibreOffice/7.5.6.2$Linux_X86_64 LibreOffice_project/50$Build-2</meta:generator>
    <meta:document-statistic meta:object-count="36"/>
  </office:meta>
</office:document-meta>
</file>